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c1fe" officeooo:paragraph-rsid="000dc1fe"/>
    </style:style>
    <style:style style:name="T1" style:family="text">
      <style:text-properties officeooo:rsid="00112ccb"/>
    </style:style>
    <style:style style:name="T2" style:family="text">
      <style:text-properties officeooo:rsid="0011d36f"/>
    </style:style>
    <style:style style:name="T3" style:family="text">
      <style:text-properties officeooo:rsid="001345cc"/>
    </style:style>
    <style:style style:name="T4" style:family="text">
      <style:text-properties officeooo:rsid="00139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</text:span><text:span text:style-name="T4">2</text:span>/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6:51.704000000</meta:creation-date>
    <dc:date>2024-03-05T15:15:19.376000000</dc:date>
    <meta:editing-duration>PT8H27M28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